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91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5.8366in"/>
    </style:style>
    <style:style style:name="co7" style:family="table-column">
      <style:table-column-properties fo:break-before="auto" style:column-width="6.3299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41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ghtj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Good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ranu/gitrepos/lightjar/pcb/lightjar/lightjar.kicad_sc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03 Dec 2024 01:49:50 PM PST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1+dfsg-1build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/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table:formula="of:=PRODUCT([.B7]; 20)" office:value-type="float" office:value="80" calcext:value-type="float">
            <text:p>80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table:formula="of:=PRODUCT([.B8]; 20)" office:value-type="float" office:value="40" calcext:value-type="float">
            <text:p>40</text:p>
          </table:table-cell>
          <table:table-cell table:number-columns-repeated="2" office:value-type="string" calcext:value-type="string">
            <text:p>D_Schottky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Schottky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table:formula="of:=PRODUCT([.B9]; 20)" office:value-type="float" office:value="20" calcext:value-type="float">
            <text:p>20</text:p>
          </table:table-cell>
          <table:table-cell office:value-type="string" calcext:value-type="string">
            <text:p>1.5A SMD Fus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formula="of:=PRODUCT([.B10]; 20)" office:value-type="float" office:value="20" calcext:value-type="float">
            <text:p>20</text:p>
          </table:table-cell>
          <table:table-cell office:value-type="string" calcext:value-type="string">
            <text:p>Power/Comms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TerminalBlock_Phoenix:TerminalBlock_Phoenix_PT-1,5-6-3.5-H_1x06_P3.50mm_Horizont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formula="of:=PRODUCT([.B11]; 20)" office:value-type="float" office:value="20" calcext:value-type="float">
            <text:p>20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PT-1,5-2-3.5-H_1x02_P3.5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table:formula="of:=PRODUCT([.B12]; 20)" office:value-type="float" office:value="20" calcext:value-type="float">
            <text:p>20</text:p>
          </table:table-cell>
          <table:table-cell office:value-type="string" calcext:value-type="string">
            <text:p>Photoresistor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TerminalBlock_Phoenix:TerminalBlock_Phoenix_PT-1,5-2-3.5-H_1x02_P3.50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table:formula="of:=PRODUCT([.B13]; 20)" office:value-type="float" office:value="20" calcext:value-type="float">
            <text:p>20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erminalBlock_Phoenix:TerminalBlock_Phoenix_PT-1,5-3-3.5-H_1x03_P3.50mm_Horizont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formula="of:=PRODUCT([.B14]; 20)" office:value-type="float" office:value="20" calcext:value-type="float">
            <text:p>20</text:p>
          </table:table-cell>
          <table:table-cell table:number-columns-repeated="2" office:value-type="string" calcext:value-type="string">
            <text:p>MMBTA4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5A Ic, 300V Vce, NPN High Voltage Transistor, 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formula="of:=PRODUCT([.B15]; 20)"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, R3</text:p>
          </table:table-cell>
          <table:table-cell office:value-type="float" office:value="2" calcext:value-type="float">
            <text:p>2</text:p>
          </table:table-cell>
          <table:table-cell table:formula="of:=PRODUCT([.B16]; 20)" office:value-type="float" office:value="40" calcext:value-type="float">
            <text:p>4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, R5</text:p>
          </table:table-cell>
          <table:table-cell office:value-type="float" office:value="2" calcext:value-type="float">
            <text:p>2</text:p>
          </table:table-cell>
          <table:table-cell table:formula="of:=PRODUCT([.B17]; 20)" office:value-type="float" office:value="40" calcext:value-type="float">
            <text:p>4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table:formula="of:=PRODUCT([.B18]; 20)"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formula="of:=PRODUCT([.B19]; 20)" office:value-type="float" office:value="20" calcext:value-type="float">
            <text:p>20</text:p>
          </table:table-cell>
          <table:table-cell table:number-columns-repeated="2" office:value-type="string" calcext:value-type="string">
            <text:p>AMS1117-5.0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1A Low Dropout regulator, positive, 5.0V fixed output, SOT-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formula="of:=PRODUCT([.B20]; 20)" office:value-type="float" office:value="20" calcext:value-type="float">
            <text:p>20</text:p>
          </table:table-cell>
          <table:table-cell table:number-columns-repeated="2" office:value-type="string" calcext:value-type="string">
            <text:p>Pico</text:p>
          </table:table-cell>
          <table:table-cell office:value-type="string" calcext:value-type="string">
            <text:p>MCU_RaspberryPi_and_Boards:RPi_Pico_SMD_T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3T14:18:43.771020531</dc:date>
    <meta:editing-duration>PT5M28S</meta:editing-duration>
    <meta:editing-cycles>1</meta:editing-cycles>
    <meta:document-statistic meta:table-count="1" meta:cell-count="115" meta:object-count="0"/>
    <meta:generator>LibreOffice/24.2.6.2$Linux_X86_64 LibreOffice_project/420$Build-2</meta:generator>
  </office:meta>
</office:document-meta>
</file>